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5f5e" officeooo:paragraph-rsid="001d5f5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d88" officeooo:paragraph-rsid="001f1d8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d88" officeooo:paragraph-rsid="002e6c5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1d88" officeooo:paragraph-rsid="002ea53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1d88" officeooo:paragraph-rsid="0034802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57a7d" officeooo:paragraph-rsid="00257a7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6ab7d" officeooo:paragraph-rsid="0026ab7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6ab7d" officeooo:paragraph-rsid="0036f32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9609a" officeooo:paragraph-rsid="002c6d2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9609a" officeooo:paragraph-rsid="0026ab7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c6d20" officeooo:paragraph-rsid="00328d3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e09e3" officeooo:paragraph-rsid="002e09e3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e09e3" officeooo:paragraph-rsid="002e0e8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0e8a" officeooo:paragraph-rsid="002e0e8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6c54" officeooo:paragraph-rsid="002e6c5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a533" officeooo:paragraph-rsid="002ea53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04154" officeooo:paragraph-rsid="00328d3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1e6f6" officeooo:paragraph-rsid="00328d3c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6f32c" officeooo:paragraph-rsid="0036f32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8ae6a" officeooo:paragraph-rsid="0038b867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8e6f8" officeooo:paragraph-rsid="0038e6f8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b3a2e" officeooo:paragraph-rsid="003b3a2e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7aead" officeooo:paragraph-rsid="0047aead" style:font-size-asian="14pt" style:font-size-complex="14pt"/>
    </style:style>
    <style:style style:name="P2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6" style:family="paragraph" style:parent-style-name="Standard">
      <style:paragraph-properties fo:line-height="150%"/>
      <style:text-properties style:font-name="Ubuntu" fo:font-size="14pt" officeooo:rsid="002e6c54" officeooo:paragraph-rsid="001f1d88" fo:background-color="transparent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c6d20" officeooo:paragraph-rsid="002c6d20" fo:background-color="transparent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c6d20" officeooo:paragraph-rsid="00545efd" fo:background-color="transparent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6f32c" officeooo:paragraph-rsid="0036f32c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4d1f81" officeooo:paragraph-rsid="004d1f81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6ab7d" officeooo:paragraph-rsid="0036f32c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6ab7d" officeooo:paragraph-rsid="004d1f8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e0945" officeooo:paragraph-rsid="0036f32c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e0945" officeooo:paragraph-rsid="004e0945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e0945" officeooo:paragraph-rsid="005105f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1f1d88" officeooo:paragraph-rsid="004e094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e04f0" officeooo:paragraph-rsid="004e0945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e04f0" officeooo:paragraph-rsid="0047aea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b3a2e" officeooo:paragraph-rsid="0038ae6a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fbc79" officeooo:paragraph-rsid="004fbc79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5105fb" officeooo:paragraph-rsid="005105fb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3db97" officeooo:paragraph-rsid="0038ae6a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52943b" officeooo:paragraph-rsid="0052943b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867" officeooo:paragraph-rsid="0038b867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56230f" officeooo:paragraph-rsid="0056230f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db407" officeooo:paragraph-rsid="005eb24b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6145dc" officeooo:paragraph-rsid="006145dc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8e6f8" officeooo:paragraph-rsid="0038e6f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8e6f8" officeooo:paragraph-rsid="006145dc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63ba8b" officeooo:paragraph-rsid="0063ba8b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63ba8b" officeooo:paragraph-rsid="006c1169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63ba8b" officeooo:paragraph-rsid="006dd0e6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3dbd4" officeooo:paragraph-rsid="0063dbd4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6dd0e6" officeooo:paragraph-rsid="006dd0e6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fo:font-weight="bold" officeooo:rsid="0063ba8b" officeooo:paragraph-rsid="006dd0e6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style:font-name="Ubuntu" fo:font-size="14pt" fo:font-weight="bold" officeooo:rsid="006548be" officeooo:paragraph-rsid="006c639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style:font-name="Ubuntu" fo:font-size="14pt" fo:font-weight="bold" officeooo:rsid="006548be" officeooo:paragraph-rsid="006c87a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style:font-name="Ubuntu" fo:font-size="14pt" fo:font-weight="bold" officeooo:rsid="006548be" officeooo:paragraph-rsid="006dd0e6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style:font-name="Ubuntu" fo:font-size="14pt" fo:font-weight="bold" officeooo:rsid="001c846c" officeooo:paragraph-rsid="006c1169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style:font-name="Ubuntu" fo:font-size="14pt" fo:font-weight="bold" officeooo:rsid="006dd0e6" officeooo:paragraph-rsid="00713575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style:font-name="Ubuntu" fo:font-size="14pt" fo:font-weight="bold" officeooo:rsid="001f1d88" officeooo:paragraph-rsid="006dd0e6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style:font-name="Ubuntu" fo:font-size="14pt" fo:font-weight="bold" officeooo:rsid="001f1d88" officeooo:paragraph-rsid="007221d2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style:font-name="Ubuntu" fo:font-size="14pt" fo:font-weight="bold" officeooo:rsid="007221d2" officeooo:paragraph-rsid="007221d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style:font-name="Ubuntu" fo:font-size="14pt" fo:font-weight="normal" officeooo:rsid="001f1d88" officeooo:paragraph-rsid="006dd0e6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style:font-name="Ubuntu" fo:font-size="14pt" fo:font-weight="normal" officeooo:rsid="0063ba8b" officeooo:paragraph-rsid="006dd0e6" style:font-size-asian="14pt" style:font-weight-asian="normal" style:font-size-complex="14pt" style:font-weight-complex="normal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f9765" fo:background-color="#dddddd" loext:char-shading-value="0"/>
    </style:style>
    <style:style style:name="T3" style:family="text">
      <style:text-properties officeooo:rsid="002e6c54" fo:background-color="#dddddd" loext:char-shading-value="0"/>
    </style:style>
    <style:style style:name="T4" style:family="text">
      <style:text-properties officeooo:rsid="002ea533" fo:background-color="#dddddd" loext:char-shading-value="0"/>
    </style:style>
    <style:style style:name="T5" style:family="text">
      <style:text-properties officeooo:rsid="0031e6f6" fo:background-color="#dddddd" loext:char-shading-value="0"/>
    </style:style>
    <style:style style:name="T6" style:family="text">
      <style:text-properties officeooo:rsid="00328d3c" fo:background-color="#dddddd" loext:char-shading-value="0"/>
    </style:style>
    <style:style style:name="T7" style:family="text">
      <style:text-properties officeooo:rsid="00348025" fo:background-color="#dddddd" loext:char-shading-value="0"/>
    </style:style>
    <style:style style:name="T8" style:family="text">
      <style:text-properties officeooo:rsid="004d1f81" fo:background-color="#dddddd" loext:char-shading-value="0"/>
    </style:style>
    <style:style style:name="T9" style:family="text">
      <style:text-properties fo:background-color="#dddddd" loext:char-shading-value="0"/>
    </style:style>
    <style:style style:name="T10" style:family="text">
      <style:text-properties officeooo:rsid="004e0945" fo:background-color="#dddddd" loext:char-shading-value="0"/>
    </style:style>
    <style:style style:name="T11" style:family="text">
      <style:text-properties officeooo:rsid="005105fb" fo:background-color="#dddddd" loext:char-shading-value="0"/>
    </style:style>
    <style:style style:name="T12" style:family="text">
      <style:text-properties officeooo:rsid="0052943b" fo:background-color="#dddddd" loext:char-shading-value="0"/>
    </style:style>
    <style:style style:name="T13" style:family="text">
      <style:text-properties officeooo:rsid="00545efd" fo:background-color="#dddddd" loext:char-shading-value="0"/>
    </style:style>
    <style:style style:name="T14" style:family="text">
      <style:text-properties officeooo:rsid="005b8b61" fo:background-color="#dddddd" loext:char-shading-value="0"/>
    </style:style>
    <style:style style:name="T15" style:family="text">
      <style:text-properties officeooo:rsid="007221d2" fo:background-color="#dddddd" loext:char-shading-value="0"/>
    </style:style>
    <style:style style:name="T16" style:family="text">
      <style:text-properties officeooo:rsid="007221d2" fo:background-color="#dddddd" loext:char-shading-value="0"/>
    </style:style>
    <style:style style:name="T17" style:family="text">
      <style:text-properties officeooo:rsid="002e6c54" fo:background-color="transparent" loext:char-shading-value="0"/>
    </style:style>
    <style:style style:name="T18" style:family="text">
      <style:text-properties officeooo:rsid="00328d3c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52943b" fo:background-color="transparent" loext:char-shading-value="0"/>
    </style:style>
    <style:style style:name="T21" style:family="text">
      <style:text-properties officeooo:rsid="00545efd" fo:background-color="transparent" loext:char-shading-value="0"/>
    </style:style>
    <style:style style:name="T22" style:family="text">
      <style:text-properties officeooo:rsid="002e0e8a"/>
    </style:style>
    <style:style style:name="T23" style:family="text">
      <style:text-properties officeooo:rsid="002e6c54"/>
    </style:style>
    <style:style style:name="T24" style:family="text">
      <style:text-properties officeooo:rsid="002ea533"/>
    </style:style>
    <style:style style:name="T25" style:family="text">
      <style:text-properties officeooo:rsid="0031e6f6"/>
    </style:style>
    <style:style style:name="T26" style:family="text">
      <style:text-properties officeooo:rsid="00328d3c"/>
    </style:style>
    <style:style style:name="T27" style:family="text">
      <style:text-properties fo:font-weight="bold" officeooo:rsid="00328d3c" fo:background-color="transparent" loext:char-shading-value="0" style:font-weight-asian="bold" style:font-weight-complex="bold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8b867"/>
    </style:style>
    <style:style style:name="T31" style:family="text">
      <style:text-properties officeooo:rsid="003b3a2e"/>
    </style:style>
    <style:style style:name="T32" style:family="text">
      <style:text-properties officeooo:rsid="0047aead"/>
    </style:style>
    <style:style style:name="T33" style:family="text">
      <style:text-properties officeooo:rsid="0049715d"/>
    </style:style>
    <style:style style:name="T34" style:family="text">
      <style:text-properties officeooo:rsid="004d1f81"/>
    </style:style>
    <style:style style:name="T35" style:family="text">
      <style:text-properties officeooo:rsid="004e0945"/>
    </style:style>
    <style:style style:name="T36" style:family="text">
      <style:text-properties officeooo:rsid="004fbc7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c1169" style:font-weight-asian="normal" style:font-weight-complex="normal"/>
    </style:style>
    <style:style style:name="T39" style:family="text">
      <style:text-properties fo:font-weight="normal" officeooo:rsid="006c639b" style:font-weight-asian="normal" style:font-weight-complex="normal"/>
    </style:style>
    <style:style style:name="T40" style:family="text">
      <style:text-properties fo:font-weight="normal" officeooo:rsid="006c87ad" style:font-weight-asian="normal" style:font-weight-complex="normal"/>
    </style:style>
    <style:style style:name="T41" style:family="text">
      <style:text-properties fo:font-weight="normal" officeooo:rsid="006dd0e6" style:font-weight-asian="normal" style:font-weight-complex="normal"/>
    </style:style>
    <style:style style:name="T42" style:family="text">
      <style:text-properties fo:font-weight="normal" officeooo:rsid="006f7f5c" style:font-weight-asian="normal" style:font-weight-complex="normal"/>
    </style:style>
    <style:style style:name="T43" style:family="text">
      <style:text-properties fo:font-weight="normal" officeooo:rsid="00713575" style:font-weight-asian="normal" style:font-weight-complex="normal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4ffacd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56df49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5eb24b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5ecaf3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605975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4ffacd" fo:background-color="#dddddd" loext:char-shading-value="0" style:font-weight-asian="normal" style:font-weight-complex="normal"/>
    </style:style>
    <style:style style:name="T51" style:family="text">
      <style:text-properties fo:font-weight="normal" officeooo:rsid="0056df49" fo:background-color="#dddddd" loext:char-shading-value="0" style:font-weight-asian="normal" style:font-weight-complex="normal"/>
    </style:style>
    <style:style style:name="T52" style:family="text">
      <style:text-properties fo:font-weight="normal" officeooo:rsid="005eb24b" fo:background-color="#dddddd" loext:char-shading-value="0" style:font-weight-asian="normal" style:font-weight-complex="normal"/>
    </style:style>
    <style:style style:name="T53" style:family="text">
      <style:text-properties fo:font-weight="normal" officeooo:rsid="006c639b" fo:background-color="#dddddd" loext:char-shading-value="0" style:font-weight-asian="normal" style:font-weight-complex="normal"/>
    </style:style>
    <style:style style:name="T54" style:family="text">
      <style:text-properties fo:font-weight="normal" officeooo:rsid="006c87ad" fo:background-color="#dddddd" loext:char-shading-value="0" style:font-weight-asian="normal" style:font-weight-complex="normal"/>
    </style:style>
    <style:style style:name="T55" style:family="text">
      <style:text-properties fo:font-weight="normal" officeooo:rsid="006dd0e6" fo:background-color="#dddddd" loext:char-shading-value="0" style:font-weight-asian="normal" style:font-weight-complex="normal"/>
    </style:style>
    <style:style style:name="T56" style:family="text">
      <style:text-properties fo:font-weight="normal" officeooo:rsid="00713575" fo:background-color="#dddddd" loext:char-shading-value="0" style:font-weight-asian="normal" style:font-weight-complex="normal"/>
    </style:style>
    <style:style style:name="T57" style:family="text">
      <style:text-properties fo:font-weight="normal" officeooo:rsid="006c1169" fo:background-color="#dddddd" loext:char-shading-value="0" style:font-weight-asian="normal" style:font-weight-complex="normal"/>
    </style:style>
    <style:style style:name="T58" style:family="text">
      <style:text-properties officeooo:rsid="005105fb"/>
    </style:style>
    <style:style style:name="T59" style:family="text">
      <style:text-properties officeooo:rsid="0052943b"/>
    </style:style>
    <style:style style:name="T60" style:family="text">
      <style:text-properties officeooo:rsid="00545efd"/>
    </style:style>
    <style:style style:name="T61" style:family="text">
      <style:text-properties officeooo:rsid="005b8b61"/>
    </style:style>
    <style:style style:name="T62" style:family="text">
      <style:text-properties officeooo:rsid="006145dc"/>
    </style:style>
    <style:style style:name="T63" style:family="text">
      <style:text-properties officeooo:rsid="006c1169"/>
    </style:style>
    <style:style style:name="T64" style:family="text">
      <style:text-properties officeooo:rsid="007221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Regex 03</text:h>
      <text:p text:style-name="P1">São padrões utilizados para encontrar, modificar ou validar determinados padrões em strings</text:p>
      <text:p text:style-name="P4">___________________________</text:p>
      <text:p text:style-name="P12">Uma expressão regular literal sempre irá começar com uma barra abrindo e outra fechando, essa barras representam o começo e fim de uma </text:p>
      <text:p text:style-name="P12">expressão: <text:span text:style-name="T1">/ / </text:span></text:p>
      <text:p text:style-name="P2"/>
      <text:p text:style-name="P12">Para a expressão regular buscar por toda a string, ou seja, buscar globalmente e encontrar mais de uma ocorrencia, é preciso colocar um g no final fora das barras: <text:span text:style-name="T1">/ /g </text:span></text:p>
      <text:p text:style-name="P2">___________________________</text:p>
      <text:p text:style-name="P13">Para encontrar uma letra ou numero basta digitar o caractere requerido dentro das barras. <text:span text:style-name="T22">Para encontrar o caractere a expressão precisa casar com a string</text:span>:</text:p>
      <text:p text:style-name="P12"><text:span text:style-name="T1">/a/g </text:span><text:s/>→ a</text:p>
      <text:p text:style-name="P12"><text:span text:style-name="T1">/acb/g </text:span><text:s/>→ acb</text:p>
      <text:p text:style-name="P12"><text:span text:style-name="T1">/1/g </text:span><text:s/>→ 1</text:p>
      <text:p text:style-name="P12"><text:span text:style-name="T1">/123/g </text:span><text:s/>→ 123</text:p>
      <text:p text:style-name="P5">___________________________</text:p>
      <text:p text:style-name="P14">O ponto vai representar qualquer caractere:</text:p>
      <text:p text:style-name="P14"><text:span text:style-name="T1">/./g </text:span><text:s/>→ qualquer caractere</text:p>
      <text:p text:style-name="P2"><text:span text:style-name="T2">/</text:span><text:span text:style-name="T3">a.c/g </text:span><text:span text:style-name="T17"><text:s/>→ abc - aac - a1c etc. → Letra a, seguido de qualquer caractere, seguido de c</text:span></text:p>
      <text:p text:style-name="P26"/>
      <text:p text:style-name="P17">Para buscar literalmente o ponto basta antes do ponto colocar uma barra invertida:</text:p>
      <text:p text:style-name="P17"><text:span text:style-name="T1">/./g </text:span><text:s/>→ qualquer caractere</text:p>
      <text:p text:style-name="P17"><text:span text:style-name="T1">/\./g </text:span><text:s/>→ . (caractere ponto)</text:p>
      <text:p text:style-name="P11"><text:soft-page-break/><text:span text:style-name="T1">/</text:span><text:span text:style-name="T5">\.[</text:span><text:span text:style-name="T6">rm</text:span><text:span text:style-name="T5">]ato</text:span><text:span text:style-name="T1">/</text:span><text:span text:style-name="T5">g </text:span><text:span text:style-name="T25"><text:s/>→ .</text:span><text:span text:style-name="T26">r</text:span><text:span text:style-name="T25">ato ou .</text:span><text:span text:style-name="T26">m</text:span><text:span text:style-name="T25">ato → ponto, <text:s/>seguido de </text:span><text:span text:style-name="T26">r</text:span><text:span text:style-name="T25"> ou </text:span><text:span text:style-name="T26">m</text:span><text:span text:style-name="T25">, seguido de ato</text:span></text:p>
      <text:p text:style-name="P11"/>
      <text:p text:style-name="P18"><text:span text:style-name="T27">Obs:</text:span><text:span text:style-name="T18"> </text:span><text:span text:style-name="T17">Dentro do agrupador (colchetes) o ponto é um valor literal → </text:span><text:span text:style-name="T7">[.] = \. </text:span></text:p>
      <text:p text:style-name="P3">___________________________</text:p>
      <text:p text:style-name="P15">Para preocurar uma ocorrencia ou outra basta digitar o pype. Vai marcar todas as ocorrencias dos dois tipos:</text:p>
      <text:p text:style-name="P15"><text:span text:style-name="T1">| </text:span><text:s/>→ ou</text:p>
      <text:p text:style-name="P6"><text:span text:style-name="T1">/</text:span><text:span text:style-name="T3">gato|pato/g </text:span><text:span text:style-name="T23"><text:s/>→ gato ou pato</text:span></text:p>
      <text:p text:style-name="P15"/>
      <text:p text:style-name="P15">Para simplificar a busca quando estiver preocurando uma coisa ou outra, basta colocar colchetes nas letras que não se repetem, <text:span text:style-name="T24">mas </text:span>para isso acontecer é preciso que algumas letras seguidas das <text:span text:style-name="T24">duas </text:span>opções se <text:span text:style-name="T24">repitam, tipo g-ato e p-ato</text:span>:</text:p>
      <text:p text:style-name="P7"><text:span text:style-name="T1">/</text:span><text:span text:style-name="T4">[g]ato/g </text:span><text:span text:style-name="T24"><text:s/>→ gato</text:span></text:p>
      <text:p text:style-name="P10"><text:span text:style-name="T1">/</text:span><text:span text:style-name="T4">[p]ato/g </text:span><text:span text:style-name="T24"><text:s/>→ pato</text:span></text:p>
      <text:p text:style-name="P10"><text:span text:style-name="T1">/</text:span><text:span text:style-name="T4">[gp]ato/g </text:span><text:span text:style-name="T24"><text:s/>→ gato ou pato</text:span></text:p>
      <text:p text:style-name="P9"/>
      <text:p text:style-name="P16">Os colchetes irão criar um grupo onde cada letra que esta dentro funcionará como um único e diferente caractere:</text:p>
      <text:p text:style-name="P9"><text:span text:style-name="T1">/</text:span><text:span text:style-name="T4">[gp]ato/g </text:span><text:span text:style-name="T24"><text:s/>→ g ou p seguido de a, seguido de t, seguido de o</text:span></text:p>
      <text:p text:style-name="P27">_____________________________________________________________________</text:p>
      <text:p text:style-name="P30"><text:span text:style-name="T29">Intervalos:</text:span> Para fazer intervalos de numeros ou letras, que localizará uma quantidade maior de caracteres digite: <text:span text:style-name="T9">[0-9] </text:span><text:s/>→ Numeros e <text:span text:style-name="T9">[a-z] </text:span><text:s/>→ Letras <text:span text:style-name="T61">minusculas, </text:span><text:span text:style-name="T14">[A-Z] </text:span><text:span text:style-name="T61"><text:s/>→ Letras maiusculas ou </text:span><text:span text:style-name="T14">[a-zA-Z] </text:span><text:span text:style-name="T61"><text:s/>→ Dois tipos de letras</text:span></text:p>
      <text:p text:style-name="P19"/>
      <text:p text:style-name="P19"><text:span text:style-name="T9">/</text:span><text:span text:style-name="T8">[0-9]</text:span><text:span text:style-name="T9">/</text:span><text:span text:style-name="T8">g </text:span><text:span text:style-name="T34"><text:s/>→ Localiza qualquer </text:span><text:span text:style-name="T35">numero</text:span><text:span text:style-name="T34"> entre 0 e 9</text:span></text:p>
      <text:p text:style-name="P19"><text:span text:style-name="T9">/</text:span><text:span text:style-name="T8">[a-z]</text:span><text:span text:style-name="T9">/</text:span><text:span text:style-name="T8">g </text:span><text:span text:style-name="T34"><text:s/>→ Localiza qualquer </text:span><text:span text:style-name="T35">letra</text:span><text:span text:style-name="T34"> entre a e z em minusculas</text:span></text:p>
      <text:p text:style-name="P19"><text:span text:style-name="T9">/</text:span><text:span text:style-name="T10">[A-Z]</text:span><text:span text:style-name="T9">/</text:span><text:span text:style-name="T10">g </text:span><text:span text:style-name="T35"><text:s/>→ Localiza qualquer letra entre A e Z em maiusculas</text:span></text:p>
      <text:p text:style-name="P34"><text:span text:style-name="T9">/</text:span><text:span text:style-name="T14">[a-zA-Z]</text:span><text:span text:style-name="T9">/</text:span><text:span text:style-name="T14">g </text:span><text:span text:style-name="T61"><text:s/>→ Localiza qualquer letra entre a e z em minusculas ou A e Z em maiusculas</text:span></text:p>
      <text:p text:style-name="P41"><text:soft-page-break/>Para simplificar os intervalos do tipo numero digite <text:span text:style-name="T9">\d</text:span><text:span text:style-name="T19">,</text:span><text:span text:style-name="T28"> </text:span><text:span text:style-name="T44">é uma classe de caracteres que representa digitos entre 0 e 9: </text:span><text:span text:style-name="T50">\d </text:span><text:span text:style-name="T45"><text:s/></text:span><text:span text:style-name="T46">ou </text:span><text:span text:style-name="T51">[\d]</text:span><text:span text:style-name="T50"> </text:span><text:span text:style-name="T45"><text:s/>→ Entre 0 e 9</text:span></text:p>
      <text:p text:style-name="P41"><text:span text:style-name="T45"/></text:p>
      <text:p text:style-name="P47"><text:span text:style-name="T45">P</text:span><text:span text:style-name="T44">ara</text:span><text:span text:style-name="T47"> juntar os intervalos do tipo numero e letra e simplificar, localizando caracteres alphanumericos digite </text:span><text:span text:style-name="T52">\w </text:span><text:span text:style-name="T47">, representa digitos tanto entre a e z ou A e Z quanto entre 0 e 9 </text:span><text:span text:style-name="T49">e até sublinhado</text:span><text:span text:style-name="T47">: </text:span><text:span text:style-name="T52">\w </text:span><text:span text:style-name="T47"><text:s/>ou </text:span><text:span text:style-name="T52">[\w] </text:span><text:span text:style-name="T47"><text:s/>→ </text:span><text:span text:style-name="T48">Entre 0 e 9, A e Z, a e z, _</text:span></text:p>
      <text:p text:style-name="P37">___________________________</text:p>
      <text:p text:style-name="P35"><text:span text:style-name="T29">Quantificadores:</text:span> É identificado por chaves e tem a função de multiplicar a instrução anterior: <text:span text:style-name="T9">{2} </text:span><text:s/>→ Multiplica 2 vezes, <text:span text:style-name="T9">{6} </text:span><text:s/>→ 6x</text:p>
      <text:p text:style-name="P19"/>
      <text:p text:style-name="P19"><text:span text:style-name="T9">/</text:span><text:span text:style-name="T10">[0-9]{3}</text:span><text:span text:style-name="T9">/</text:span><text:span text:style-name="T10">g </text:span><text:span text:style-name="T35"><text:s/>→ Localiza 3 numeros em sequencia que estão entre 0 e 9</text:span></text:p>
      <text:p text:style-name="P8"><text:span text:style-name="T9">/</text:span><text:span text:style-name="T10">[a-z]{4}</text:span><text:span text:style-name="T9">/</text:span><text:span text:style-name="T10">g </text:span><text:span text:style-name="T35"><text:s/>→ Localiza 4 letras em sequencia que estão entre a e z</text:span></text:p>
      <text:p text:style-name="P8"/>
      <text:p text:style-name="P36">Para colocar um intervalo de numeros multiplicadores no quantificador basta separar por virgula: </text:p>
      <text:p text:style-name="P36"><text:span text:style-name="T9">{2,4} </text:span><text:s/>→ <text:span text:style-name="T36">entre 2 e 4 </text:span><text:span text:style-name="T59">caracteres</text:span></text:p>
      <text:p text:style-name="P42"><text:span text:style-name="T9">{6,} </text:span><text:span text:style-name="T19"><text:s/>→ 6 ou mais </text:span><text:span text:style-name="T20">caracteres</text:span></text:p>
      <text:p text:style-name="P44"><text:span text:style-name="T9">{0,} </text:span><text:span text:style-name="T19"><text:s/>→ 0 ou mais caracteres (nenhum ou algum)</text:span></text:p>
      <text:p text:style-name="P44"><text:span text:style-name="T9">* </text:span><text:span text:style-name="T19"><text:s/>→ </text:span><text:span text:style-name="T21">0 ou mais caracteres (nenhum ou algum)</text:span></text:p>
      <text:p text:style-name="P44"><text:span text:style-name="T9">+ </text:span><text:span text:style-name="T19"><text:s/>→ 1 ou mais caracteres</text:span></text:p>
      <text:p text:style-name="P44"><text:span text:style-name="T9">? </text:span><text:span text:style-name="T19"><text:s/>→ </text:span><text:span text:style-name="T21">0 ou 1 caractere</text:span></text:p>
      <text:p text:style-name="P20"><text:span text:style-name="T9"/></text:p>
      <text:p text:style-name="P20"><text:span text:style-name="T9">/</text:span><text:span text:style-name="T11">\d{2,5}</text:span><text:span text:style-name="T9">/</text:span><text:span text:style-name="T11">g </text:span><text:span text:style-name="T58"><text:s/>→ Localiza de 2 a 5 numeros em sequencia que estão entre 0 e 9</text:span></text:p>
      <text:p text:style-name="P32"><text:span text:style-name="T9">/</text:span><text:span text:style-name="T11">[\d]{5,}</text:span><text:span text:style-name="T9">/</text:span><text:span text:style-name="T11">g </text:span><text:span text:style-name="T58"><text:s/>→ Localiza no minimo 6 numeros em sequencia que estão entre 0 e 9 </text:span><text:span text:style-name="T59">(o numero maximo é indefinido)</text:span></text:p>
      <text:p text:style-name="P43"><text:span text:style-name="T9">/</text:span><text:span text:style-name="T12">2[a-z]{0,}</text:span><text:span text:style-name="T9">/</text:span><text:span text:style-name="T12">g </text:span><text:span text:style-name="T59"><text:s/>→ Localiza o numero 2 seguido de nenhum ou qualquer quantidade de caracteres que estão entre a e z</text:span></text:p>
      <text:p text:style-name="P43"><text:span text:style-name="T9">/</text:span><text:span text:style-name="T13">a\d*</text:span><text:span text:style-name="T9">/</text:span><text:span text:style-name="T13">g </text:span><text:span text:style-name="T60"><text:s/>→ Localiza a letra a seguido de nenhum ou qualquer quantidade de numeros que estão entre 0 e 9</text:span></text:p>
      <text:p text:style-name="P43"><text:soft-page-break/><text:span text:style-name="T9">/</text:span><text:span text:style-name="T13">[\d]+</text:span><text:span text:style-name="T9">/</text:span><text:span text:style-name="T13">g </text:span><text:span text:style-name="T60"><text:s/>→ Localiza 1 ou mais numeros que estão entre 0 e 9</text:span></text:p>
      <text:p text:style-name="P38"><text:span text:style-name="T9">/</text:span><text:span text:style-name="T13">c\d?</text:span><text:span text:style-name="T9">/</text:span><text:span text:style-name="T13">g </text:span><text:span text:style-name="T60"><text:s/>→ Localiza a letra c seguido de nenhum ou 1 numero que esta entre 0 e 9</text:span></text:p>
      <text:p text:style-name="P28"/>
      <text:p text:style-name="P28">_____________________________________________________________________</text:p>
      <text:p text:style-name="P64">Modifi</text:p>
      <text:p text:style-name="P56"/>
      <text:p text:style-name="P56"/>
      <text:p text:style-name="P56">Modificadores:</text:p>
      <text:p text:style-name="P66">todos os modificadores ficam depois da barra que representa o final do regex</text:p>
      <text:p text:style-name="P53">junto do modificador g (global) é possível colocar o modificador m (multline), ambos ficarão depois da barra que representa o final do regex</text:p>
      <text:p text:style-name="P66">o m permite que o regex localize mais de uma ocorrencia (que estão em outras linhas??)</text:p>
      <text:p text:style-name="P57"/>
      <text:p text:style-name="P65">___________________________</text:p>
      <text:p text:style-name="P57">Começo da Ocorrencia: <text:span text:style-name="T39">Para determinar o inicio de uma ocorrencia, ou seja, com o que e como uma ocorrencia deve começar, basta colocar um acento circunflexo no inicio do regex, </text:span><text:span text:style-name="T40">esse acento tambem vai corresponder ao inicio de uma linha</text:span><text:span text:style-name="T39">. </text:span><text:span text:style-name="T40">S</text:span><text:span text:style-name="T39">e não tiver o sinalizador de varias linhas </text:span><text:span text:style-name="T41">(m)</text:span><text:span text:style-name="T39"> o regex vai localizar apenas uma ocorrencia: </text:span><text:span text:style-name="T53">^ </text:span><text:span text:style-name="T39"><text:s/>→ </text:span><text:span text:style-name="T40">Começar com</text:span></text:p>
      <text:p text:style-name="P57"><text:span text:style-name="T40"/></text:p>
      <text:p text:style-name="P57"><text:span text:style-name="T53">/^</text:span><text:span text:style-name="T54">\d{6}</text:span><text:span text:style-name="T53">/</text:span><text:span text:style-name="T54">g </text:span><text:span text:style-name="T40"><text:s text:c="2"/>→ Localiza a primeira ocorrencia que tem 6 digitos em sequencia que estão entre 0 e 9</text:span></text:p>
      <text:p text:style-name="P58"><text:span text:style-name="T53">/^</text:span><text:span text:style-name="T54">\d{6}</text:span><text:span text:style-name="T53">/</text:span><text:span text:style-name="T54">gm </text:span><text:span text:style-name="T40"><text:s/>→ Localiza todas as ocorrencias que tem 6 digitos em sequencia que estão entre 0 e 9</text:span></text:p>
      <text:p text:style-name="P59"><text:span text:style-name="T54">/^</text:span><text:span text:style-name="T55">2[a-z]</text:span><text:span text:style-name="T54">/</text:span><text:span text:style-name="T55">g </text:span><text:span text:style-name="T41"><text:s/>→ Localiza a primeira ocorrencia que começa com 2 e que em seguida tem uma letra qualquer</text:span></text:p>
      <text:p text:style-name="P58"><text:soft-page-break/><text:span text:style-name="T55">/^2[a-z]/gm </text:span><text:span text:style-name="T41"><text:s/>→ Localiza todas as ocorrencias que começam com 2 e que em seguida possuem uma letra qualquer</text:span></text:p>
      <text:p text:style-name="P62"><text:span text:style-name="T38"/></text:p>
      <text:p text:style-name="P62"><text:span text:style-name="T38"/></text:p>
      <text:p text:style-name="P62"><text:span text:style-name="T38">___________________________</text:span></text:p>
      <text:p text:style-name="P61"><text:span text:style-name="T63">F</text:span>im da Ocorrencia:<text:span text:style-name="T37"> Para determinar o final de uma ocorrencia, </text:span><text:span text:style-name="T42">ou seja, com o que e como uma ocorrencia deve terminar, </text:span><text:span text:style-name="T43">basta colocar um cifrão no final do regex, esse cifrão tambem vai corresponder ao final de uma linha: <text:s text:c="11"/></text:span></text:p>
      <text:p text:style-name="P61"><text:span text:style-name="T56">$ </text:span><text:span text:style-name="T43"><text:s/>→ Terminar com</text:span></text:p>
      <text:p text:style-name="P61"><text:span text:style-name="T43"/></text:p>
      <text:p text:style-name="P60"><text:span text:style-name="T57">/</text:span><text:span text:style-name="T56">\d{3}$</text:span><text:span text:style-name="T57">/</text:span><text:span text:style-name="T56">gm </text:span><text:span text:style-name="T43"><text:s/>→ Localiza todas as ocorrencias que terminam com 3 numeros em sequencia que estão entre 0 e 9</text:span></text:p>
      <text:p text:style-name="P52"><text:span text:style-name="T9">/</text:span><text:span text:style-name="T16">[a-z]{2}\d$</text:span><text:span text:style-name="T9">/</text:span><text:span text:style-name="T16">gm </text:span><text:span text:style-name="T64"><text:s/>→ Localiza todas as ocorrencias que terminam com um numero qualquer</text:span></text:p>
      <text:p text:style-name="P63"><text:span text:style-name="T38">___________________________</text:span></text:p>
      <text:p text:style-name="P51"/>
      <text:p text:style-name="P55">uma ocorrencia única</text:p>
      <text:p text:style-name="P55">uma ocorrencia sozinha/isolada</text:p>
      <text:p text:style-name="P51"/>
      <text:p text:style-name="P51"/>
      <text:p text:style-name="P51"/>
      <text:p text:style-name="P39"/>
      <text:p text:style-name="P40"/>
      <text:p text:style-name="P23"/>
      <text:p text:style-name="P23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_____________________________________________________________________</text:p>
      <text:p text:style-name="P20">/ / <text:s/>→ Começo e fim de um regex</text:p>
      <text:p text:style-name="P20">g <text:s/>→ <text:span text:style-name="T30">Deixa</text:span> o regex global</text:p>
      <text:p text:style-name="P20">/<text:span text:style-name="T30">a/ <text:s/>→ Localiza a letra a</text:span></text:p>
      <text:p text:style-name="P21">/<text:span text:style-name="T30">1/ <text:s/>→ Localiza o numero 1</text:span></text:p>
      <text:p text:style-name="P21">. → <text:span text:style-name="T30">Localiza qualquer caractere</text:span></text:p>
      <text:p text:style-name="P45">\. <text:s/>→ Localiza um ponto</text:p>
      <text:p text:style-name="P46">[.] <text:s/><text:span text:style-name="T30">→ Localiza um ponto</text:span></text:p>
      <text:p text:style-name="P22">| <text:s/>→ ou</text:p>
      <text:p text:style-name="P22">[0-9] <text:s/>→ Localiza qualquer <text:span text:style-name="T31">digito</text:span> entre 0 e 9</text:p>
      <text:p text:style-name="P22">\d <text:s/>→ Localiza qualquer <text:span text:style-name="T31">digito</text:span> entre 0 e 9</text:p>
      <text:p text:style-name="P48">\w → Localiza caracteres alphanumericos e sublinhado (numeros, letras e _ )</text:p>
      <text:p text:style-name="P22">[a-z] <text:s/>→ Localiza qualquer <text:span text:style-name="T31">digito</text:span> entre a e z <text:span text:style-name="T62">em minusculas</text:span></text:p>
      <text:p text:style-name="P50">[<text:span text:style-name="T62">A</text:span>-<text:span text:style-name="T62">Z</text:span>] <text:s/>→ Localiza qualquer <text:span text:style-name="T31">digito</text:span> entre <text:span text:style-name="T62">A </text:span>e <text:span text:style-name="T62">Z</text:span> <text:span text:style-name="T62">em maiusculas</text:span></text:p>
      <text:p text:style-name="P48">[a-zA-z] → Localiza qualquer digito entre a e z tanto em minusculas quanto em maiusculas</text:p>
      <text:p text:style-name="P22">{ } <text:s/>→ Multiplica a ocorrencia anterior</text:p>
      <text:p text:style-name="P24">+ → 1 ou mais vezes</text:p>
      <text:p text:style-name="P24">* → 0 ou mais vezes <text:span text:style-name="T33">(valor opcional &lt;-----------)</text:span></text:p>
      <text:p text:style-name="P22">? → <text:span text:style-name="T32">0 ou 1 vez</text:span></text:p>
      <text:p text:style-name="P22">^ 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01T14:54:59.515885313</dc:date>
    <meta:editing-duration>PT2H47M17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6" meta:paragraph-count="96" meta:word-count="1091" meta:character-count="6294" meta:non-whitespace-character-count="5217"/>
  </office:meta>
</office:document-meta>
</file>